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0ceb6f" officeooo:paragraph-rsid="000ceb6f"/>
    </style:style>
    <style:style style:name="P2" style:family="paragraph" style:parent-style-name="Standard">
      <style:text-properties fo:language="fr" fo:country="FR" officeooo:rsid="00100e04" officeooo:paragraph-rsid="00100e04"/>
    </style:style>
    <style:style style:name="P3" style:family="paragraph" style:parent-style-name="Standard">
      <style:text-properties fo:language="fr" fo:country="FR" officeooo:rsid="0011e8d1" officeooo:paragraph-rsid="0011e8d1"/>
    </style:style>
    <style:style style:name="P4" style:family="paragraph" style:parent-style-name="Standard">
      <style:text-properties fo:language="fr" fo:country="FR" officeooo:rsid="00125ca1" officeooo:paragraph-rsid="00125ca1"/>
    </style:style>
    <style:style style:name="P5" style:family="paragraph" style:parent-style-name="Standard">
      <style:text-properties fo:language="fr" fo:country="FR" officeooo:rsid="0012a4a4" officeooo:paragraph-rsid="0012a4a4"/>
    </style:style>
    <style:style style:name="P6" style:family="paragraph" style:parent-style-name="Standard">
      <style:text-properties fo:language="fr" fo:country="FR" officeooo:rsid="00137b8f" officeooo:paragraph-rsid="00137b8f"/>
    </style:style>
    <style:style style:name="P7" style:family="paragraph" style:parent-style-name="Standard">
      <style:text-properties fo:language="fr" fo:country="FR" officeooo:rsid="00140bfa" officeooo:paragraph-rsid="00140bfa"/>
    </style:style>
    <style:style style:name="P8" style:family="paragraph" style:parent-style-name="Standard">
      <style:text-properties fo:language="fr" fo:country="FR" officeooo:rsid="0014f4da" officeooo:paragraph-rsid="0014f4da"/>
    </style:style>
    <style:style style:name="P9" style:family="paragraph" style:parent-style-name="Standard">
      <style:text-properties fo:language="fr" fo:country="FR" officeooo:rsid="0016b45d" officeooo:paragraph-rsid="0016b45d"/>
    </style:style>
    <style:style style:name="P10" style:family="paragraph" style:parent-style-name="Standard">
      <style:text-properties fo:language="fr" fo:country="FR" officeooo:rsid="0018ad15" officeooo:paragraph-rsid="0018ad15"/>
    </style:style>
    <style:style style:name="P11" style:family="paragraph" style:parent-style-name="Standard">
      <style:text-properties fo:language="fr" fo:country="FR" officeooo:rsid="001be7e1" officeooo:paragraph-rsid="001be7e1"/>
    </style:style>
    <style:style style:name="P12" style:family="paragraph" style:parent-style-name="Standard">
      <style:text-properties fo:language="fr" fo:country="FR" officeooo:rsid="001f32a5" officeooo:paragraph-rsid="001f32a5"/>
    </style:style>
    <style:style style:name="P13" style:family="paragraph" style:parent-style-name="Standard">
      <style:text-properties fo:language="fr" fo:country="FR" officeooo:rsid="00223d80" officeooo:paragraph-rsid="00223d80"/>
    </style:style>
    <style:style style:name="P14" style:family="paragraph" style:parent-style-name="Standard">
      <style:text-properties fo:language="fr" fo:country="FR" officeooo:rsid="0023d3a8" officeooo:paragraph-rsid="0023d3a8"/>
    </style:style>
    <style:style style:name="P15" style:family="paragraph" style:parent-style-name="Standard">
      <style:text-properties fo:language="fr" fo:country="FR" officeooo:rsid="00263f77" officeooo:paragraph-rsid="00263f77"/>
    </style:style>
    <style:style style:name="P16" style:family="paragraph" style:parent-style-name="Standard">
      <style:text-properties fo:language="fr" fo:country="FR" officeooo:rsid="0027db72" officeooo:paragraph-rsid="0027db72"/>
    </style:style>
    <style:style style:name="P17" style:family="paragraph" style:parent-style-name="Standard">
      <style:text-properties fo:language="fr" fo:country="FR" officeooo:rsid="00281578" officeooo:paragraph-rsid="00281578"/>
    </style:style>
    <style:style style:name="P18" style:family="paragraph" style:parent-style-name="Standard">
      <style:text-properties fo:language="fr" fo:country="FR" officeooo:rsid="0028d9cd" officeooo:paragraph-rsid="0028d9cd"/>
    </style:style>
    <style:style style:name="P19" style:family="paragraph" style:parent-style-name="Standard">
      <style:text-properties fo:language="fr" fo:country="FR" officeooo:rsid="0029388c" officeooo:paragraph-rsid="0029388c"/>
    </style:style>
    <style:style style:name="P20" style:family="paragraph" style:parent-style-name="Standard">
      <style:text-properties fo:language="fr" fo:country="FR" officeooo:rsid="002c6207" officeooo:paragraph-rsid="002c6207"/>
    </style:style>
    <style:style style:name="P21" style:family="paragraph" style:parent-style-name="Standard">
      <style:text-properties fo:language="fr" fo:country="FR" officeooo:rsid="002c6207" officeooo:paragraph-rsid="002d045b"/>
    </style:style>
    <style:style style:name="T1" style:family="text">
      <style:text-properties officeooo:rsid="000df1ad"/>
    </style:style>
    <style:style style:name="T2" style:family="text">
      <style:text-properties officeooo:rsid="000e6af8"/>
    </style:style>
    <style:style style:name="T3" style:family="text">
      <style:text-properties officeooo:rsid="00137b8f"/>
    </style:style>
    <style:style style:name="T4" style:family="text">
      <style:text-properties officeooo:rsid="00140bfa"/>
    </style:style>
    <style:style style:name="T5" style:family="text">
      <style:text-properties officeooo:rsid="001c646f"/>
    </style:style>
    <style:style style:name="T6" style:family="text">
      <style:text-properties officeooo:rsid="001e0617"/>
    </style:style>
    <style:style style:name="T7" style:family="text">
      <style:text-properties officeooo:rsid="00248093"/>
    </style:style>
    <style:style style:name="T8" style:family="text">
      <style:text-properties officeooo:rsid="002d045b"/>
    </style:style>
    <style:style style:name="T9" style:family="text">
      <style:text-properties officeooo:rsid="002ef182"/>
    </style:style>
    <style:style style:name="T10" style:family="text">
      <style:text-properties officeooo:rsid="0030853e"/>
    </style:style>
    <style:style style:name="T11" style:family="text">
      <style:text-properties officeooo:rsid="003130d3"/>
    </style:style>
    <style:style style:name="T12" style:family="text">
      <style:text-properties officeooo:rsid="00326c1e"/>
    </style:style>
    <style:style style:name="T13" style:family="text">
      <style:text-properties officeooo:rsid="00328e48"/>
    </style:style>
    <style:style style:name="T14" style:family="text">
      <style:text-properties officeooo:rsid="00337da7"/>
    </style:style>
    <style:style style:name="T15" style:family="text">
      <style:text-properties officeooo:rsid="0033966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tête : 20 octets + options et remplissage (taille variable)</text:p>
      <text:p text:style-name="P1"><text:tab/>→ taille donnée dans le IHL <text:span text:style-name="T1">(exprimé en mots = paquets de 4 octets)</text:span></text:p>
      <text:p text:style-name="P1"><text:tab/>→<text:span text:style-name="T2"> IHL doit toujours être supérieur ou égal à 5</text:span></text:p>
      <text:p text:style-name="P1"/>
      <text:p text:style-name="P2">On ne fragmente pas les requêtes</text:p>
      <text:p text:style-name="P2"/>
      <text:p text:style-name="P3">Durée de vie d’un paquet <text:span text:style-name="T3">(TTL) </text:span>= nombre maximal de routeurs que le paquet peut traverser</text:p>
      <text:p text:style-name="P3"/>
      <text:p text:style-name="P3">Le tables de routages sont par domaine =&gt; la limite de routage n’est valide que dans le scope de son domaine (elle se reset quand on change de domaine)</text:p>
      <text:p text:style-name="P3"/>
      <text:p text:style-name="P4">Le champ protocole sert au multiplexage dans le routeur</text:p>
      <text:p text:style-name="P5">Le champ de controle d’entête permet de faire l<text:span text:style-name="T3">a checksum</text:span> du header</text:p>
      <text:p text:style-name="P5"/>
      <text:p text:style-name="P6">Reception packet :</text:p>
      <text:p text:style-name="P6"><text:tab/>- Reception du paquet</text:p>
      <text:p text:style-name="P6"><text:tab/>- Calcul du checksum (invalide = destruction)</text:p>
      <text:p text:style-name="P6"><text:tab/>- Decroit TTL <text:span text:style-name="T4">(si TTL &lt;= 0, paquet détruit et message “delai dépassé” renvoyé)</text:span></text:p>
      <text:p text:style-name="P6"><text:tab/>- <text:span text:style-name="T4">Recalcule la checksum (comme TTL a été changé)</text:span></text:p>
      <text:p text:style-name="P6"><text:tab/>- <text:span text:style-name="T4">Passe la paquet au suivant</text:span></text:p>
      <text:p text:style-name="P6"/>
      <text:p text:style-name="P7">IPv4 : <text:s/>0-X : numéro réseau</text:p>
      <text:p text:style-name="P7"><text:tab/>X-31: numéro machine</text:p>
      <text:p text:style-name="P7"/>
      <text:p text:style-name="P8">La table des IP entière est très lourde, on la divise donc en tables appelées classes (A, B, C, D, …)</text:p>
      <text:p text:style-name="P9">Les addresse 0 (DHCP) et 127 (localhost) sont déjà prises, donc on a que 126 adresse libres</text:p>
      <text:p text:style-name="P9">DHCP = demande d’attribution dynamique d’une addresse IP</text:p>
      <text:p text:style-name="P10">Le localhost passe par TCP et IP, mais n’atteind pas eth</text:p>
      <text:p text:style-name="P10"/>
      <text:p text:style-name="P11">Adresse privée :</text:p>
      <text:p text:style-name="P11"><text:tab/>- Classe A : 10:…</text:p>
      <text:p text:style-name="P11"><text:tab/>→<text:span text:style-name="T5"> extension en interne pour permettre de mettre plus de machine sur le réseau</text:span></text:p>
      <text:p text:style-name="P11"><text:tab/>→<text:span text:style-name="T6"> aussi utilisé pour la sécurité (ne pas divulger l’adresse de ses machines)</text:span></text:p>
      <text:p text:style-name="P11"/>
      <text:p text:style-name="P12">Broadcast : quand tous les bytes du host sont à 255, le message est envoyé à tous</text:p>
      <text:p text:style-name="P12"/>
      <text:p text:style-name="P13">Pour séparer les réseaux, on a une interface pour les sous-réseaux (avec un admin pour chacun)</text:p>
      <text:p text:style-name="P14">Quand on a un masque de sous-réseau, c’est qu’il y a des sous-réseaux et que cela sert à filtrer</text:p>
      <text:p text:style-name="P14"><text:tab/>→<text:span text:style-name="T7"> Format général du masque : NET = 1 … 1, HOST = 0 … 0</text:span></text:p>
      <text:p text:style-name="P14"/>
      <text:p text:style-name="P16">Host =&gt; tous les octets sont entre 128 et 191</text:p>
      <text:p text:style-name="P14"/>
      <text:p text:style-name="P15">Numéro de machine = Host seul, addresse IP = Net + Host</text:p>
      <text:p text:style-name="P15"/>
      <text:p text:style-name="P17">Si un octet du masque Host n’est pas à 0, cela veut dire que cet octet (ou une partie, celle qui est à 1) correspond à un sous-réseau</text:p>
      <text:p text:style-name="P17"/>
      <text:p text:style-name="P17"/>
      <text:p text:style-name="P17"/>
      <text:p text:style-name="P18"><text:soft-page-break/>masque de sous réseau (/x = à partir de x)</text:p>
      <text:p text:style-name="P18">@IP/8<text:tab/><text:tab/>→ classe A</text:p>
      <text:p text:style-name="P18">@IP/16<text:tab/>→ classe B</text:p>
      <text:p text:style-name="P18">@IP/24<text:tab/>→ classe C</text:p>
      <text:p text:style-name="P18"/>
      <text:p text:style-name="P19">Si x est inférieur, cela veut dire qu’on ne considère que les x premiers bits de l’IP de destination</text:p>
      <text:p text:style-name="P19"/>
      <text:p text:style-name="P21">Exercise 10 : <text:span text:style-name="T8">adresse = </text:span>192.100.10.70, <text:span text:style-name="T8">masque = 255.255.255.240</text:span> </text:p>
      <text:p text:style-name="P20"><text:tab/>→ classe C</text:p>
      <text:p text:style-name="P20"><text:tab/><text:tab/>→ classe A est 0-127.X.X.X</text:p>
      <text:p text:style-name="P20"><text:tab/><text:tab/>→ classe B est 128-191.X.X.X</text:p>
      <text:p text:style-name="P20"><text:tab/><text:tab/>→ classe C est 192-223.X.X.X</text:p>
      <text:p text:style-name="P20"><text:tab/>→<text:span text:style-name="T8"> netid (partie NET) est 192.100.10 (classe C), adresse IP du réseau = 192.100.10.0</text:span></text:p>
      <text:p text:style-name="P20"><text:tab/>→<text:span text:style-name="T9"> hostid (partie HOST) est 70 (classe C), addresse IP de la machine = 192.100.10.70</text:span></text:p>
      <text:p text:style-name="P20"><text:tab/>→<text:span text:style-name="T9"> subnetid est 64, addresse IP du sous réseau = 192.100.10.64</text:span></text:p>
      <text:p text:style-name="P20"><text:tab/><text:tab/>→<text:span text:style-name="T10"> 240 = 1111 0000, 70 = 0100 0110<text:tab/><text:tab/>=&gt;<text:tab/>subnet = 64, machine = 6</text:span></text:p>
      <text:p text:style-name="P20"><text:tab/>→<text:span text:style-name="T11"> Nombre de sous réseau possibles = 16 (2⁴ pour 4 bits)</text:span></text:p>
      <text:p text:style-name="P20"><text:tab/>→<text:span text:style-name="T12"> Nombre maxi de stations par sous réseau = 14 (2⁴ pour 4 bits – 2)</text:span></text:p>
      <text:p text:style-name="P20"><text:tab/>→<text:span text:style-name="T12"> Broadcast sur sous réseau 128 = 192.100.10.143</text:span></text:p>
      <text:p text:style-name="P20"><text:tab/><text:tab/>→<text:span text:style-name="T12"> 143 = 1000 (128) 1111 (broadcast)</text:span></text:p>
      <text:p text:style-name="P20"><text:tab/>→<text:span text:style-name="T13"> Addresses du sous réseau 128 = 192.100.10.129-142</text:span></text:p>
      <text:p text:style-name="P20"><text:tab/><text:tab/>→<text:span text:style-name="T13"> .128 =&gt; 0000, .143 =&gt; 1111</text:span></text:p>
      <text:p text:style-name="P20"><text:tab/>→<text:span text:style-name="T14"> Addresses privées = </text:span></text:p>
      <text:p text:style-name="P20"><text:tab/><text:tab/>→<text:span text:style-name="T14"> Classe A : 1 addresse = 10.X.X.X</text:span></text:p>
      <text:p text:style-name="P20"><text:tab/><text:tab/>→<text:span text:style-name="T14"> Classe B : 16 addresses = 172.16.X.X – 172.31.X.X</text:span></text:p>
      <text:p text:style-name="P20"><text:tab/><text:tab/>→<text:span text:style-name="T14"> Classe C : 255 addresses = 192.168.0.X – 192.168.255.X</text:span></text:p>
      <text:p text:style-name="P20"><text:tab/>→<text:span text:style-name="T15"> Format CIDR = 192.100.10.70/28 (classe C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2T11:43:52.787281335</meta:creation-date>
    <dc:date>2019-03-08T14:07:14.609546262</dc:date>
    <meta:editing-duration>PT4H37M40S</meta:editing-duration>
    <meta:editing-cycles>31</meta:editing-cycles>
    <meta:generator>LibreOffice/6.2.0.3$Linux_X86_64 LibreOffice_project/20$Build-3</meta:generator>
    <meta:document-statistic meta:table-count="0" meta:image-count="0" meta:object-count="0" meta:page-count="2" meta:paragraph-count="56" meta:word-count="588" meta:character-count="3068" meta:non-whitespace-character-count="2490"/>
  </office:meta>
</office:document-meta>
</file>